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217D3303F6D17E38.png" manifest:media-type="image/png"/>
  <manifest:file-entry manifest:full-path="Pictures/1000000000000111000000E9CB56B2E30DE41AF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4375in"/>
    </style:style>
    <style:style style:name="Table3.C" style:family="table-column">
      <style:table-column-properties style:column-width="4.2396in"/>
    </style:style>
    <style:style style:name="Table3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" fo:padding="0.0382in" fo:border="0.05pt solid #000000"/>
    </style:style>
    <style:style style:name="Table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2e41" officeooo:paragraph-rsid="000faf97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0c2e41" officeooo:paragraph-rsid="00182702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officeooo:rsid="000c2e41" officeooo:paragraph-rsid="0023cd2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24df77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0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1" style:family="paragraph" style:parent-style-name="Standard">
      <style:text-properties style:font-name="Arial" officeooo:rsid="000e084f" officeooo:paragraph-rsid="000e084f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c2e41" officeooo:paragraph-rsid="000c2e41" style:font-size-asian="12pt" style:font-weight-asian="bold" style:font-size-complex="12pt" style:font-weight-complex="bold"/>
    </style:style>
    <style:style style:name="P15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16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199386"/>
    </style:style>
    <style:style style:name="T4" style:family="text">
      <style:text-properties officeooo:rsid="00182702"/>
    </style:style>
    <style:style style:name="T5" style:family="text">
      <style:text-properties officeooo:rsid="0023063f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3">Seznam delovnih nalogov</text:p>
      <text:p text:style-name="P12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Oznaka </text:p>
          </table:table-cell>
          <table:table-cell table:style-name="Table3.A1" office:value-type="string">
            <text:p text:style-name="P5">Oznaka opravila</text:p>
          </table:table-cell>
          <table:table-cell table:style-name="Table3.C1" office:value-type="string">
            <text:p text:style-name="P5">Naziv <text:span text:style-name="T4">opravila</text:span></text:p>
          </table:table-cell>
        </table:table-row>
        <table:table-row>
          <table:table-cell table:style-name="Table3.A2" office:value-type="string">
            <text:p text:style-name="P6">{% for dn in delovninalogi %<text:span text:style-name="T5">}</text:span>{{ dn.oznaka }}</text:p>
          </table:table-cell>
          <table:table-cell table:style-name="Table3.A2" office:value-type="string">
            <text:p text:style-name="P4">{{ dn.opravilo.oznaka }}</text:p>
          </table:table-cell>
          <table:table-cell table:style-name="Table3.C2" office:value-type="string">
            <text:p text:style-name="P4">{{ dn.opravilo.naziv }}</text:p>
          </table:table-cell>
        </table:table-row>
        <table:table-row>
          <table:table-cell table:style-name="Table3.A2" office:value-type="string">
            <text:p text:style-name="P7">{% endfor %}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s://www.eda5.si/" office:name="eda5"><draw:frame draw:style-name="Mfr1" draw:name="Image1" text:anchor-type="as-char" svg:y="-0.1689in" svg:width="0.1945in" style:rel-width="scale" svg:height="0.1618in" style:rel-height="scale" draw:z-index="1"><draw:image xlink:href="Pictures/1000000000000111000000E9CB56B2E30DE41AFA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DOP-01-20170220-0001</text:p>
              <text:p text:style-name="MP4">Nova Gorica, <text:span text:style-name="MT3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217D3303F6D17E38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1T14:12:19.232702276</dc:date>
    <meta:editing-duration>PT35M6S</meta:editing-duration>
    <meta:editing-cycles>27</meta:editing-cycles>
    <meta:generator>LibreOffice/5.1.4.2$Linux_X86_64 LibreOffice_project/10m0$Build-2</meta:generator>
    <meta:document-statistic meta:table-count="3" meta:image-count="2" meta:object-count="0" meta:page-count="1" meta:paragraph-count="17" meta:word-count="53" meta:character-count="355" meta:non-whitespace-character-count="315"/>
  </office:meta>
</office:document-meta>
</file>